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8000007D0572883DDD9B095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1.97cm" svg:y="-1.685cm" svg:width="14.952cm" svg:height="21.361cm" draw:z-index="0"><draw:image xlink:href="Pictures/1000000000000578000007D0572883DDD9B095DF.png" xlink:type="simple" xlink:show="embed" xlink:actuate="onLoad" draw:mime-type="image/png"/></draw:frame><draw:frame draw:style-name="fr1" draw:name="Image1" text:anchor-type="char" svg:x="12.534cm" svg:y="-1.685cm" svg:width="14.952cm" svg:height="21.361cm" draw:z-index="1"><draw:image xlink:href="Pictures/1000000000000578000007D0572883DDD9B095DF.png" xlink:type="simple" xlink:show="embed" xlink:actuate="onLoad" draw:mime-type="image/png"/></draw:frame><draw:frame draw:style-name="fr1" draw:name="Image3" text:anchor-type="char" svg:x="-1.97cm" svg:y="18.39cm" svg:width="14.952cm" svg:height="21.361cm" draw:z-index="2"><draw:image xlink:href="Pictures/1000000000000578000007D0572883DDD9B095DF.png" xlink:type="simple" xlink:show="embed" xlink:actuate="onLoad" draw:mime-type="image/png"/></draw:frame><draw:frame draw:style-name="fr1" draw:name="Image4" text:anchor-type="char" svg:x="12.534cm" svg:y="18.39cm" svg:width="14.952cm" svg:height="21.361cm" draw:z-index="3"><draw:image xlink:href="Pictures/1000000000000578000007D0572883DDD9B09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15:13:51.250000000</meta:creation-date>
    <dc:date>2022-05-21T15:16:45.039000000</dc:date>
    <meta:editing-duration>PT2M54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1.4.2$Windows_X86_64 LibreOffice_project/a529a4fab45b75fefc5b6226684193eb000654f6</meta:generator>
  </office:meta>
</office:document-meta>
</file>